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6pt" officeooo:rsid="001bd02a" officeooo:paragraph-rsid="001dec2b" style:font-size-asian="16pt" style:font-size-complex="16pt"/>
    </style:style>
    <style:style style:name="P2" style:family="paragraph" style:parent-style-name="Standard">
      <style:text-properties fo:font-size="16pt" officeooo:rsid="001dec2b" officeooo:paragraph-rsid="001dec2b" style:font-size-asian="16pt" style:font-size-complex="16pt"/>
    </style:style>
    <style:style style:name="P3" style:family="paragraph" style:parent-style-name="Standard">
      <style:paragraph-properties fo:text-align="center" style:justify-single-word="false"/>
      <style:text-properties fo:font-size="16pt" fo:font-weight="bold" officeooo:rsid="001bd02a" officeooo:paragraph-rsid="001dec2b" style:font-size-asian="16pt" style:font-weight-asian="bold" style:font-size-complex="16pt" style:font-weight-complex="bold"/>
    </style:style>
    <style:style style:name="P4" style:family="paragraph" style:parent-style-name="Standard">
      <style:text-properties fo:font-size="16pt" fo:font-style="normal" fo:font-weight="bold" officeooo:rsid="001bd02a" officeooo:paragraph-rsid="001dec2b" style:font-size-asian="16pt" style:font-style-asian="normal" style:font-weight-asian="bold" style:font-size-complex="16pt" style:font-style-complex="normal" style:font-weight-complex="bold"/>
    </style:style>
    <style:style style:name="P5" style:family="paragraph" style:parent-style-name="Standard">
      <style:text-properties fo:font-size="16pt" fo:font-style="normal" fo:font-weight="bold" officeooo:rsid="001be128" officeooo:paragraph-rsid="001eaeff" style:font-size-asian="16pt" style:font-style-asian="normal" style:font-weight-asian="bold" style:font-size-complex="16pt" style:font-style-complex="normal" style:font-weight-complex="bold"/>
    </style:style>
    <style:style style:name="P6" style:family="paragraph" style:parent-style-name="Standard">
      <style:text-properties fo:font-size="16pt" fo:font-style="normal" fo:font-weight="bold" officeooo:rsid="001eaeff" officeooo:paragraph-rsid="001ffdfd" style:font-size-asian="16pt" style:font-style-asian="normal" style:font-weight-asian="bold" style:font-size-complex="16pt" style:font-style-complex="normal" style:font-weight-complex="bold"/>
    </style:style>
    <style:style style:name="P7" style:family="paragraph" style:parent-style-name="Standard">
      <style:text-properties fo:font-size="16pt" fo:font-style="normal" fo:font-weight="normal" officeooo:rsid="001e7c8a" officeooo:paragraph-rsid="001e7c8a"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style:text-properties fo:color="#000000" style:font-name="Liberation Serif" fo:font-size="16pt" fo:font-style="normal" fo:font-weight="normal" officeooo:rsid="001bd02a" officeooo:paragraph-rsid="001dec2b" style:font-name-asian="Times New Roman" style:font-size-asian="16pt" style:language-asian="ru" style:country-asian="RU" style:font-style-asian="normal" style:font-weight-asian="normal" style:font-name-complex="Times New Roman" style:font-size-complex="16pt" style:font-style-complex="normal" style:font-weight-complex="normal"/>
    </style:style>
    <style:style style:name="P9" style:family="paragraph" style:parent-style-name="Standard">
      <style:text-properties fo:color="#000000" style:font-name="Liberation Serif" fo:font-size="16pt" fo:font-style="normal" fo:font-weight="normal" officeooo:rsid="001bd02a" officeooo:paragraph-rsid="001dec2b" style:font-name-asian="Times New Roman" style:font-size-asian="16pt" style:language-asian="ru" style:country-asian="RU" style:font-style-asian="normal" style:font-weight-asian="normal" style:font-name-complex="Times New Roman" style:font-size-complex="16pt" style:font-style-complex="normal" style:font-weight-complex="normal"/>
    </style:style>
    <style:style style:name="P10" style:family="paragraph" style:parent-style-name="Standard">
      <style:text-properties fo:color="#000000" style:font-name="Liberation Serif" fo:font-size="16pt" fo:font-style="normal" fo:font-weight="normal" officeooo:rsid="00210673" officeooo:paragraph-rsid="00210673" style:font-name-asian="Times New Roman" style:font-size-asian="16pt" style:language-asian="ru" style:country-asian="RU" style:font-style-asian="normal" style:font-weight-asian="normal" style:font-name-complex="Times New Roman" style:font-size-complex="16pt" style:font-style-complex="normal" style:font-weight-complex="normal"/>
    </style:style>
    <style:style style:name="P11" style:family="paragraph" style:parent-style-name="List_20_Paragraph" style:list-style-name="WWNum25">
      <style:paragraph-properties fo:margin-left="0cm" fo:margin-right="0cm" fo:margin-top="0cm" fo:margin-bottom="0cm" loext:contextual-spacing="true" fo:line-height="100%" fo:text-indent="0cm" style:auto-text-indent="false" style:vertical-align="middle"/>
      <style:text-properties fo:font-size="16pt" officeooo:rsid="001dec2b" officeooo:paragraph-rsid="001dec2b" style:font-size-asian="16pt" style:font-size-complex="16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00" style:font-name="Liberation Serif" style:font-name-asian="Times New Roman" style:language-asian="ru" style:country-asian="RU" style:font-name-complex="Times New Roman"/>
    </style:style>
    <style:style style:name="T4" style:family="text">
      <style:text-properties fo:color="#000000" style:font-name="Liberation Serif" officeooo:rsid="001eaeff" style:font-name-asian="Times New Roman" style:language-asian="ru" style:country-asian="RU" style:font-name-complex="Times New Roman"/>
    </style:style>
    <style:style style:name="T5" style:family="text">
      <style:text-properties fo:color="#000000" style:font-name="Liberation Serif" officeooo:rsid="00227c6c" style:font-name-asian="Times New Roman" style:language-asian="ru" style:country-asian="RU" style:font-name-complex="Times New Roman"/>
    </style:style>
    <style:style style:name="T6" style:family="text">
      <style:text-properties fo:color="#000000" style:font-name="Liberation Serif" fo:font-weight="normal" style:font-name-asian="Times New Roman" style:language-asian="ru" style:country-asian="RU" style:font-weight-asian="normal" style:font-name-complex="Times New Roman" style:font-weight-complex="normal"/>
    </style:style>
    <style:style style:name="T7" style:family="text">
      <style:text-properties fo:color="#000000" style:font-name="Liberation Serif" fo:font-weight="normal" officeooo:rsid="001ffdfd" style:font-name-asian="Times New Roman" style:language-asian="ru" style:country-asian="RU" style:font-weight-asian="normal" style:font-name-complex="Times New Roman" style:font-weight-complex="normal"/>
    </style:style>
    <style:style style:name="T8" style:family="text">
      <style:text-properties fo:color="#000000" style:font-name="Liberation Serif" fo:font-weight="normal" officeooo:rsid="00210673" style:font-name-asian="Times New Roman" style:language-asian="ru" style:country-asian="RU" style:font-weight-asian="normal" style:font-name-complex="Times New Roman" style:font-weight-complex="normal"/>
    </style:style>
    <style:style style:name="T9" style:family="text">
      <style:text-properties fo:color="#000000" style:font-name="Liberation Serif" fo:font-weight="bold" officeooo:rsid="001be128" style:font-name-asian="Times New Roman" style:language-asian="ru" style:country-asian="RU" style:font-weight-asian="bold" style:font-name-complex="Times New Roman"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Отчет</text:p>
      <text:p text:style-name="P1"/>
      <text:p text:style-name="P1"><text:span text:style-name="T1">Предмет</text:span> - <text:span text:style-name="T2">операционные системы </text:span></text:p>
      <text:p text:style-name="P1"><text:span text:style-name="T1">Лабораторные работа</text:span> <text:span text:style-name="T2"><text:s/>2</text:span></text:p>
      <text:p text:style-name="P1"><text:span text:style-name="T1">Выполнил </text:span>— <text:span text:style-name="T2">студент группы М80-208Б-17 Цысь Георгий </text:span></text:p>
      <text:p text:style-name="P1"/>
      <text:p text:style-name="P1"><text:span text:style-name="T1">Задание</text:span>: Составить программу на языке Си, обрабатывающую данные в многопоточном режиме. При обработки использовать стандартные средства создания потоков операционной системы (Windows/Unix). При создании необходимо предусмотреть ключи, которые позволяли бы задать максимальное количество потоков, используемое программой. При возможности необходимо использовать максимальное количество возможных потоков. Ограничение потоков может быть задано или ключом запуска вашей программы, или алгоритмом.</text:p>
      <text:p text:style-name="P2"/>
      <text:p text:style-name="P2">Вариант 20: </text:p>
      <text:list xml:id="list839256614" text:style-name="WWNum25">
        <text:list-header>
          <text:p text:style-name="P11">Есть колода из 52 карт, рассчитать экспериментально (метод Монте-Карло) вероятность того, что сверху лежат две одинаковых карты. Количество раундов подается с ключом.</text:p>
        </text:list-header>
      </text:list>
      <text:p text:style-name="P1"/>
      <text:p text:style-name="P4"><text:span text:style-name="T3">Ход решения: </text:span></text:p>
      <text:p text:style-name="P7"><text:span text:style-name="T3">Для начала создадим структуру карт</text:span><text:span text:style-name="T5">а</text:span><text:span text:style-name="T3">, которая будет иметь два поля value (значение), suit (масть). Создаем по одному экземпляру каждой карты и заносим его в массив. Массив содержит 52 карты. Массив играет роль колоды. С помощью генератора псевдослучайных чисел rand() % 51 генерируем два псевдослучайных номера карт. Сравниваем значения выпавших карт, и, <text:s/>если значения карт совпали, увеличиваем счётчик совпадений <text:s/>на единицу. Так как для метода Монте-</text:span><text:span text:style-name="T4">К</text:span><text:span text:style-name="T3">арло кол-во повторений должно быть достаточно велико, то разобьем кол-во наших раундов на равные части, которые будем выполнять параллельно в других потоках. Для разбиение по умолчанию было выбрано наиболее оптимальное число потоков, это - <text:s/>log по основ</text:span><text:span text:style-name="T4">анию два от числа раундов. Для большей наглядности в конце программа вывод общее число итераций, число итераций на один поток и вероятность совпадения двух верхних карт. </text:span></text:p>
      <text:p text:style-name="P7"><text:span text:style-name="T9"/></text:p>
      <text:p text:style-name="P5"><text:span text:style-name="T3"/></text:p>
      <text:p text:style-name="P5"><text:span text:style-name="T3"/></text:p>
      <text:p text:style-name="P5"><text:soft-page-break/><text:span text:style-name="T3">Вывод:</text:span><text:span text:style-name="T6"> </text:span></text:p>
      <text:p text:style-name="P6"><text:span text:style-name="T6">Выполняя данную лабораторную работу, я познакомился с очень итересным, ранее неизвестным мне, методом Монте-Карло. </text:span><text:span text:style-name="T7">В начале выполнения лабораторной работы распределение вычислений по параллельным процессам показалось мне абсолютно не нужным для эффективного решения данной задачи, но когда я глубже познакомился с литературой на эту тему, разобрался с основными функциями и их синтаксисом, </text:span><text:span text:style-name="T8">я осознал, что это не настолько трудоемко, чтобы этим пренебрегать, тем более, что данное нововведение дает неплохой выигрыш во времени. Подводя итог, могу смело сказать, что впредь буду всегда использовать распределение по потокам, для выполнения большого числа вычислений. </text:span></text:p>
      <text:p text:style-name="P10"/>
      <text:p text:style-name="P9"/>
      <text:p text:style-name="P9"/>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20:47:46.671190849</meta:creation-date>
    <dc:date>2018-11-05T23:06:48.371502543</dc:date>
    <meta:editing-duration>PT7M4S</meta:editing-duration>
    <meta:editing-cycles>2</meta:editing-cycles>
    <meta:generator>LibreOffice/6.0.6.2$Linux_X86_64 LibreOffice_project/00m0$Build-2</meta:generator>
    <meta:document-statistic meta:table-count="0" meta:image-count="0" meta:object-count="0" meta:page-count="2" meta:paragraph-count="11" meta:word-count="311" meta:character-count="2341" meta:non-whitespace-character-count="2029"/>
  </office:meta>
</office:document-meta>
</file>